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2.3549in" table:align="left"/>
    </style:style>
    <style:style style:name="Table1.A" style:family="table-column">
      <style:table-column-properties style:column-width="0.7042in"/>
    </style:style>
    <style:style style:name="Table1.B" style:family="table-column">
      <style:table-column-properties style:column-width="1.6507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able_20_Contents">
      <style:paragraph-properties fo:margin-top="0in" fo:margin-bottom="0.1965in" style:contextual-spacing="false"/>
    </style:style>
    <style:style style:name="P3" style:family="paragraph" style:parent-style-name="Table_20_Heading">
      <style:paragraph-properties fo:margin-top="0in" fo:margin-bottom="0.1965in"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paragraph-properties fo:margin-top="0in" fo:margin-bottom="0in" style:contextual-spacing="false" style:writing-mode="lr-t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perators for filtering dates and numbers</text:h>
      <text:p text:style-name="Text_20_body">Previously, you examined operators like less than (<text:span text:style-name="Variable">&lt;</text:span>) or greater than (<text:span text:style-name="Variable">&gt;</text:span>) and explored how they can be used in filtering numeric and date and time data types. This reading summarizes what you learned and provides new examples of using operators in filters.</text:p>
      <text:h text:style-name="Heading_20_2" text:outline-level="2">Numbers, dates, and times in cybersecurity</text:h>
      <text:p text:style-name="Text_20_body">Security analysts work with more than just <text:span text:style-name="Strong_20_Emphasis">string data</text:span>, or data consisting of an ordered sequence of characters. </text:p>
      <text:p text:style-name="Text_20_body">They also frequently work with <text:span text:style-name="Strong_20_Emphasis">numeric data</text:span>, or data consisting of numbers. A few examples of numeric data that you might encounter in your work as a security analyst include:</text:p>
      <text:list text:style-name="L1">
        <text:list-item>
          <text:p text:style-name="P4">the number of login attempts</text:p>
        </text:list-item>
        <text:list-item>
          <text:p text:style-name="P4">the count of a specific type of log entry</text:p>
        </text:list-item>
        <text:list-item>
          <text:p text:style-name="P4">the volume of data being sent from a source</text:p>
        </text:list-item>
        <text:list-item>
          <text:p text:style-name="P4">the volume of data being sent to a destination</text:p>
        </text:list-item>
      </text:list>
      <text:p text:style-name="Text_20_body">You'll also encounter <text:span text:style-name="Strong_20_Emphasis">date and time data</text:span>, or data representing a date and/or time. As a first example, logs will generally timestamp every record. Other time and date data might include:</text:p>
      <text:list text:style-name="L2">
        <text:list-item>
          <text:p text:style-name="P5">login dates</text:p>
        </text:list-item>
        <text:list-item>
          <text:p text:style-name="P5">login times</text:p>
        </text:list-item>
        <text:list-item>
          <text:p text:style-name="P5">dates for patches </text:p>
        </text:list-item>
        <text:list-item>
          <text:p text:style-name="P5">the duration of a connection</text:p>
        </text:list-item>
      </text:list>
      <text:h text:style-name="Heading_20_2" text:outline-level="2">Comparison operators</text:h>
      <text:p text:style-name="Text_20_body">In SQL, filtering numeric and date and time data often involves operators. You can use the following operators in your filters to make sure you return only the rows you need:</text:p>
      <table:table table:name="Table1" table:style-name="Table1">
        <table:table-column table:style-name="Table1.A"/>
        <table:table-column table:style-name="Table1.B"/>
        <table:table-header-rows>
          <table:table-row>
            <table:table-cell table:style-name="Table1.A1" office:value-type="string">
              <text:p text:style-name="P3"><text:span text:style-name="Strong_20_Emphasis">operator</text:span></text:p>
            </table:table-cell>
            <table:table-cell table:style-name="Table1.A1" office:value-type="string">
              <text:p text:style-name="P3"><text:span text:style-name="Strong_20_Emphasis">use</text:span></text:p>
            </table:table-cell>
          </table:table-row>
        </table:table-header-rows>
        <table:table-row>
          <table:table-cell table:style-name="Table1.A1" office:value-type="string">
            <text:p text:style-name="P2"><text:span text:style-name="Variable">&lt;</text:span></text:p>
          </table:table-cell>
          <table:table-cell table:style-name="Table1.A1" office:value-type="string">
            <text:p text:style-name="P2">less than</text:p>
          </table:table-cell>
        </table:table-row>
        <table:table-row>
          <table:table-cell table:style-name="Table1.A1" office:value-type="string">
            <text:p text:style-name="P2"><text:span text:style-name="Variable">&gt;</text:span></text:p>
          </table:table-cell>
          <table:table-cell table:style-name="Table1.A1" office:value-type="string">
            <text:p text:style-name="P2">greater than</text:p>
          </table:table-cell>
        </table:table-row>
        <table:table-row>
          <table:table-cell table:style-name="Table1.A1" office:value-type="string">
            <text:p text:style-name="P2"><text:span text:style-name="Variable">=</text:span></text:p>
          </table:table-cell>
          <table:table-cell table:style-name="Table1.A1" office:value-type="string">
            <text:p text:style-name="P2">equal to</text:p>
          </table:table-cell>
        </table:table-row>
        <table:table-row>
          <table:table-cell table:style-name="Table1.A1" office:value-type="string">
            <text:p text:style-name="P2"><text:span text:style-name="Variable">&lt;=</text:span></text:p>
          </table:table-cell>
          <table:table-cell table:style-name="Table1.A1" office:value-type="string">
            <text:p text:style-name="P2">less than or equal to</text:p>
          </table:table-cell>
        </table:table-row>
        <text:soft-page-break/>
        <table:table-row>
          <table:table-cell table:style-name="Table1.A1" office:value-type="string">
            <text:p text:style-name="P2"><text:span text:style-name="Variable">&gt;=</text:span></text:p>
          </table:table-cell>
          <table:table-cell table:style-name="Table1.A1" office:value-type="string">
            <text:p text:style-name="P2">greater than or equal to</text:p>
          </table:table-cell>
        </table:table-row>
        <table:table-row>
          <table:table-cell table:style-name="Table1.A1" office:value-type="string">
            <text:p text:style-name="P2"><text:span text:style-name="Variable">&lt;&gt;</text:span></text:p>
          </table:table-cell>
          <table:table-cell table:style-name="Table1.A1" office:value-type="string">
            <text:p text:style-name="P2">not equal to</text:p>
          </table:table-cell>
        </table:table-row>
      </table:table>
      <text:p text:style-name="Text_20_body"><text:span text:style-name="Strong_20_Emphasis">Note:</text:span> You can also use <text:span text:style-name="Variable">!=</text:span> as an alternative operator for not equal to.</text:p>
      <text:h text:style-name="Heading_20_3" text:outline-level="3">Incorporating operators into filters</text:h>
      <text:p text:style-name="Text_20_body">These comparison operators are used in the <text:span text:style-name="Variable">WHERE</text:span> clause at the end of a query. The following query uses the <text:span text:style-name="Variable">&gt;</text:span> operator to filter the <text:span text:style-name="Variable">birthdate</text:span> column. You can run this query to explore its output:</text:p>
      <text:p text:style-name="P6">1</text:p>
      <text:p text:style-name="P6">2</text:p>
      <text:p text:style-name="P6">3</text:p>
      <text:p text:style-name="P6">SELECT firstname, lastname, birthdate</text:p>
      <text:p text:style-name="P6">FROM employees</text:p>
      <text:p text:style-name="P6">WHERE birthdate &gt; '1970-01-01';</text:p>
      <text:p text:style-name="Text_20_body">RunReset</text:p>
      <text:p text:style-name="Preformatted_20_Text">+-----------+----------+---------------------+</text:p>
      <text:p text:style-name="Preformatted_20_Text">| FirstName | LastName | BirthDate <text:s text:c="10"/>|</text:p>
      <text:p text:style-name="Preformatted_20_Text">+-----------+----------+---------------------+</text:p>
      <text:p text:style-name="Preformatted_20_Text">| Jane <text:s text:c="5"/>| Peacock <text:s/>| 1973-08-29 00:00:00 |</text:p>
      <text:p text:style-name="Preformatted_20_Text">| Michael <text:s text:c="2"/>| Mitchell | 1973-07-01 00:00:00 |</text:p>
      <text:p text:style-name="Preformatted_20_Text">| Robert <text:s text:c="3"/>| King <text:s text:c="4"/>| 1970-05-29 00:00:00 |</text:p>
      <text:p text:style-name="P1">+-----------+----------+---------------------+</text:p>
      <text:p text:style-name="Text_20_body">This query returns the first and last names of employees born after, but not on, <text:span text:style-name="Variable">'1970-01-01'</text:span> (or January 1, 1970). If you were to use the <text:span text:style-name="Variable">&gt;=</text:span> operator instead, the results would also include results on exactly <text:span text:style-name="Variable">'1970-01-01'</text:span>.</text:p>
      <text:p text:style-name="Text_20_body">In other words, the <text:span text:style-name="Variable">&gt;</text:span> operator is exclusive and the <text:span text:style-name="Variable">&gt;=</text:span> operator is inclusive.  An <text:span text:style-name="Strong_20_Emphasis">exclusive operator </text:span>is an operator that does not include the value of comparison.<text:span text:style-name="Strong_20_Emphasis"> </text:span>An <text:span text:style-name="Strong_20_Emphasis">inclusive operator </text:span>is an operator that includes the value of comparison. </text:p>
      <text:h text:style-name="Heading_20_3" text:outline-level="3"><text:span text:style-name="Strong_20_Emphasis">BETWEEN</text:span></text:h>
      <text:p text:style-name="Text_20_body">Another operator used for numeric data as well as date and time data is the <text:span text:style-name="Variable">BETWEEN</text:span> operator. <text:span text:style-name="Variable">BETWEEN</text:span> filters for numbers or dates within a range. For example, if you want to find the first and last names of all employees hired between January 1, 2002 and January 1, 2003, you can use the <text:span text:style-name="Variable">BETWEEN</text:span> operator as follows:</text:p>
      <text:p text:style-name="P6">1</text:p>
      <text:p text:style-name="P6">2</text:p>
      <text:p text:style-name="P6">3</text:p>
      <text:p text:style-name="P6">SELECT firstname, lastname, hiredate</text:p>
      <text:p text:style-name="P6"><text:soft-page-break/>FROM employees</text:p>
      <text:p text:style-name="P6">WHERE hiredate BETWEEN '2002-01-01' AND '2003-01-01';</text:p>
      <text:p text:style-name="Text_20_body">RunReset</text:p>
      <text:p text:style-name="Preformatted_20_Text">+-----------+----------+---------------------+</text:p>
      <text:p text:style-name="Preformatted_20_Text">| FirstName | LastName | HireDate <text:s text:c="11"/>|</text:p>
      <text:p text:style-name="Preformatted_20_Text">+-----------+----------+---------------------+</text:p>
      <text:p text:style-name="Preformatted_20_Text">| Andrew <text:s text:c="3"/>| Adams <text:s text:c="3"/>| 2002-08-14 00:00:00 |</text:p>
      <text:p text:style-name="Preformatted_20_Text">| Nancy <text:s text:c="4"/>| Edwards <text:s/>| 2002-05-01 00:00:00 |</text:p>
      <text:p text:style-name="Preformatted_20_Text">| Jane <text:s text:c="5"/>| Peacock <text:s/>| 2002-04-01 00:00:00 |</text:p>
      <text:p text:style-name="P1">+-----------+----------+---------------------+</text:p>
      <text:p text:style-name="Text_20_body"><text:span text:style-name="Strong_20_Emphasis">Note:</text:span> The <text:span text:style-name="Variable">BETWEEN</text:span> operator is inclusive. This means records with a <text:span text:style-name="Variable">hiredate</text:span> of January 1, 2002 or January 1, 2003 are included in the results of the previous query.</text:p>
      <text:h text:style-name="Heading_20_2" text:outline-level="2">Key takeaways</text:h>
      <text:p text:style-name="Text_20_body">Operators are important when filtering numeric and date and time data. These include exclusive operators such as <text:span text:style-name="Variable">&lt;</text:span> and inclusive operators such as  <text:span text:style-name="Variable">&lt;=</text:span>. The <text:span text:style-name="Variable">BETWEEN</text:span> operator, another inclusive operator, helps you return the data you need within a rang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7T18:26:29.778000000</meta:creation-date>
    <dc:date>2023-09-27T18:26:46.574000000</dc:date>
    <meta:editing-duration>PT17S</meta:editing-duration>
    <meta:editing-cycles>1</meta:editing-cycles>
    <meta:document-statistic meta:table-count="1" meta:image-count="0" meta:object-count="0" meta:page-count="3" meta:paragraph-count="68" meta:word-count="624" meta:character-count="3715" meta:non-whitespace-character-count="3127"/>
    <meta:generator>LibreOffice/7.4.1.2$Windows_X86_64 LibreOffice_project/3c58a8f3a960df8bc8fd77b461821e42c061c5f0</meta:generator>
  </office:meta>
</office:document-meta>
</file>